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Template.varSubstitution( String expansionPattern , Object [ ] expansionInfo , Map &lt; String , String &gt; nameValuePa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.expandLazily( String uriTemplate , String ... nameValuePa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.varSubstitution( String expansionPattern , Object [ ] expansionInfo , Map &lt; String , String &gt; nameValuePairs , boolean preserveUndefinedV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URITemplat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Template.parseExpansion( String expan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RITemplate.expand( String uriTemplate , Map &lt; String , String &gt; nameValuePa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.expand( String uriTemplate , String ... nameValuePa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.expand( String uriTemplate , Map &lt; String , String &gt; nameValuePairs , boolean preserveUndefinedV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RITemplate.expandLazily( String uriTemplate , Map &lt; String , String &gt; nameValuePa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.toMap( String ... nameValuePai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